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cm" fo:margin-bottom="0.353cm" fo:line-height="115%"/>
    </style:style>
    <style:style style:name="P2" style:family="paragraph" style:parent-style-name="Standard" style:list-style-name="">
      <style:paragraph-properties fo:margin-top="0cm" fo:margin-bottom="0.353cm" fo:line-height="115%"/>
      <style:text-properties fo:font-size="11pt" style:font-size-asian="11pt" style:font-size-complex="11pt"/>
    </style:style>
    <style:style style:name="P3" style:family="paragraph" style:parent-style-name="Standard" style:list-style-name="">
      <style:paragraph-properties fo:margin-top="0cm" fo:margin-bottom="0.353cm" fo:line-height="115%"/>
      <style:text-properties fo:font-size="10.5pt" style:font-size-asian="10.5pt" style:font-size-complex="10.5pt"/>
    </style:style>
    <style:style style:name="P4" style:family="paragraph" style:parent-style-name="Standard" style:list-style-name="" style:master-page-name="Standard">
      <style:paragraph-properties fo:margin-top="0cm" fo:margin-bottom="0.353cm" fo:line-height="115%" style:page-number="auto"/>
    </style:style>
    <style:style style:name="T1" style:family="text">
      <style:text-properties style:use-window-font-color="true" style:text-underline-style="none"/>
    </style:style>
    <style:style style:name="T2" style:family="text">
      <style:text-properties style:use-window-font-color="true" style:font-name="Calibri" fo:font-size="10.5pt" fo:language="none" fo:country="none" style:text-underline-style="none" style:font-name-asian="Calibri" style:font-size-asian="10.5pt" style:font-name-complex="Calibri" style:font-size-complex="10.5pt"/>
    </style:style>
    <style:style style:name="T3" style:family="text">
      <style:text-properties style:use-window-font-color="true" fo:font-size="10.5pt" style:text-underline-style="none" style:font-size-asian="10.5pt" style:font-size-complex="10.5pt"/>
    </style:style>
    <style:style style:name="T4" style:family="text">
      <style:text-properties fo:font-size="10.5pt" style:font-size-asian="10.5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https://www.svgrepo.com/svg/481883/christmas-tree-9" text:style-name="Internet_20_link" text:visited-style-name="Visited_20_Internet_20_Link">https://www.svgrepo.com/svg/481883/christmas-tree-</text:a><text:span text:style-name="T2">9</text:span></text:p>
      <text:p text:style-name="P1"><text:a xlink:type="simple" xlink:href="https://www.svgrepo.com/svg/481683/gift" text:style-name="Internet_20_link" text:visited-style-name="Visited_20_Internet_20_Link">https://www.svgrepo.com/svg/481683/gif</text:a><text:span text:style-name="T3">t</text:span></text:p>
      <text:p text:style-name="P1"><text:a xlink:type="simple" xlink:href="https://www.svgrepo.com/svg/481686/snowflake-6" text:style-name="Internet_20_link" text:visited-style-name="Visited_20_Internet_20_Link">https://www.svgrepo.com/svg/481686/snowflake-</text:a><text:span text:style-name="T3">6</text:span></text:p>
      <text:p text:style-name="P1"><text:a xlink:type="simple" xlink:href="https://www.svgrepo.com/svg/481700/candle-3" text:style-name="Internet_20_link" text:visited-style-name="Visited_20_Internet_20_Link">https://www.svgrepo.com/svg/481700/candle-</text:a><text:span text:style-name="T3">3</text:span></text:p>
      <text:p text:style-name="P1"><text:a xlink:type="simple" xlink:href="https://www.svgrepo.com/svg/481737/holly-leaf-4" text:style-name="Internet_20_link" text:visited-style-name="Visited_20_Internet_20_Link">https://www.svgrepo.com/svg/481737/holly-leaf-</text:a><text:span text:style-name="T3">4</text:span></text:p>
      <text:p text:style-name="P1"><text:a xlink:type="simple" xlink:href="https://www.svgrepo.com/svg/481743/candy-cane-5" text:style-name="Internet_20_link" text:visited-style-name="Visited_20_Internet_20_Link">https://www.svgrepo.com/svg/481743/candy-cane-</text:a><text:span text:style-name="T3">5</text:span></text:p>
      <text:p text:style-name="P1"><text:a xlink:type="simple" xlink:href="https://www.svgrepo.com/svg/429990/christmas-sled-sleigh" text:style-name="Internet_20_link" text:visited-style-name="Visited_20_Internet_20_Link">https://www.svgrepo.com/svg/429990/christmas-sled-sleig</text:a><text:span text:style-name="T3">h</text:span></text:p>
      <text:p text:style-name="P1"><text:a xlink:type="simple" xlink:href="https://www.svgrepo.com/svg/143230/christmas-ball" text:style-name="Internet_20_link" text:visited-style-name="Visited_20_Internet_20_Link">https://www.svgrepo.com/svg/143230/christmas-bal</text:a><text:span text:style-name="T3">l</text:span></text:p>
      <text:p text:style-name="P1"><text:span text:style-name="T3"/></text:p>
      <text:p text:style-name="P3"><text:span text:style-name="T1"/></text:p>
      <text:p text:style-name="P1"><text:a xlink:type="simple" xlink:href="https://www.zastavki.com/eng/Holidays/Christmas_wallpapers/wallpaper-11419-2.html" text:style-name="Internet_20_link" text:visited-style-name="Visited_20_Internet_20_Link">https://www.zastavki.com/eng/Holidays/Christmas_wallpapers/wallpaper-11419-2.htm</text:a><text:span text:style-name="T3">l</text:span></text:p>
      <text:p text:style-name="P1"><text:a xlink:type="simple" xlink:href="https://hintergrundbilder-pc.de/weihnachtsbilder-kostenlos-als-hintergrund-1920x1080.html" text:style-name="Internet_20_link" text:visited-style-name="Visited_20_Internet_20_Link">https://hintegrundbilder-pc.de/weihnachtsbilder-kostenlos-als-hintergrund-1920x1080.htm</text:a><text:span text:style-name="T3">l</text:span></text:p>
      <text:p text:style-name="P1"><text:a xlink:type="simple" xlink:href="https://hintergrundbilder-pc.de/motive-weihnachten-gratis-1920x1080.html" text:style-name="Internet_20_link" text:visited-style-name="Visited_20_Internet_20_Link">https://hintergrundbilder-pc.de/motive-weihnachten-gratis-1920x1080.htm</text:a><text:span text:style-name="T3">l</text:span></text:p>
      <text:p text:style-name="P1"><text:a xlink:type="simple" xlink:href="https://hintergrundbilder-pc.de/weihnachten-bilder-kostenlos-download-1920x1080.html" text:style-name="Internet_20_link" text:visited-style-name="Visited_20_Internet_20_Link">https://hintergrundbilder-pc.de/weihnachten-bilder-kostenlos-download-1920x1080.htm</text:a><text:span text:style-name="T3">l</text:span></text:p>
      <text:p text:style-name="P2"><text:a xlink:type="simple" xlink:href="https://hintergrundbilder-pc.de/hintergrundbilder-weihnachten-kostenlos-download-1920x1080.html" text:style-name="Internet_20_link" text:visited-style-name="Visited_20_Internet_20_Link"><text:span text:style-name="T4">https://hintergrundbilder-pc.de/hintergrundbilder-weihnachten-kostenlos-download-1920x1080.html</text:span></text:a></text:p>
      <text:p text:style-name="P2"><text:a xlink:type="simple" xlink:href="https://hintergrundbilder-pc.de/hintergrundbilder-hd-weihnachten-1920x1080.html" text:style-name="Internet_20_link" text:visited-style-name="Visited_20_Internet_20_Link"><text:span text:style-name="T4">https://hintergrundbilder-pc.de/hintergrundbilder-hd-weihnachten-1920x1080.html</text:span></text:a></text:p>
      <text:p text:style-name="P2"><text:a xlink:type="simple" xlink:href="https://hintergrundbilder-pc.de/hintergrundbilder-weihnachten-pc-1920x1080.html" text:style-name="Internet_20_link" text:visited-style-name="Visited_20_Internet_20_Link"><text:span text:style-name="T4">https://hintergrundbilder-pc.de/hintergrundbilder-weihnachten-pc-1920x1080.html</text:span></text:a></text:p>
      <text:p text:style-name="P2"><text:a xlink:type="simple" xlink:href="https://hintergrundbilder-pc.de/hochaufloesende-hintergrundbilder-weihnachten-1920x1080.html" text:style-name="Internet_20_link" text:visited-style-name="Visited_20_Internet_20_Link"><text:span text:style-name="T4">https://hintergrundbilder-pc.de/hochaufloesende-hintergrundbilder-weihnachten-1920x1080.html</text:span></text:a></text:p>
      <text:p text:style-name="P2"><text:a xlink:type="simple" xlink:href="https://hintergrundbilder-pc.de/hintergrundbilder-gratis-weihnachten-1920x1080.html" text:style-name="Internet_20_link" text:visited-style-name="Visited_20_Internet_20_Link"><text:span text:style-name="T4">https://hintergrundbilder-pc.de/hintergrundbilder-gratis-weihnachten-1920x1080.html</text:span></text:a></text:p>
      <text:p text:style-name="P2"><text:a xlink:type="simple" xlink:href="https://hintergrundbilder-pc.de/hintergrundbilder-pc-kostenlos-weihnachten-1920x1080.html" text:style-name="Internet_20_link" text:visited-style-name="Visited_20_Internet_20_Link"><text:span text:style-name="T4">https://hintergrundbilder-pc.de/hintergrundbilder-pc-kostenlos-weihnachten-1920x1080.html</text:span></text:a></text:p>
      <text:p text:style-name="P2"><text:a xlink:type="simple" xlink:href="https://hintergrundbilder-pc.de/weihnachten-wallpaper-kostenlos-3840x2160.html" text:style-name="Internet_20_link" text:visited-style-name="Visited_20_Internet_20_Link"><text:span text:style-name="T4">https://hintergrundbilder-pc.de/weihnachten-wallpaper-kostenlos-3840x2160.html</text:span></text:a></text:p>
      <text:p text:style-name="P2"><text:a xlink:type="simple" xlink:href="https://hintergrundbilder-pc.de/weihnachten-wallpaper-uhd-3840x2160.html" text:style-name="Internet_20_link" text:visited-style-name="Visited_20_Internet_20_Link"><text:span text:style-name="T4">https://hintergrundbilder-pc.de/weihnachten-wallpaper-uhd-3840x2160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Calibri" fo:font-size="12pt" fo:language="de" fo:country="DE" style:font-name-asian="Calibri" style:font-size-asian="12pt" style:language-asian="de" style:country-asian="DE" style:font-name-complex="Calibri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20" meta:word-count="20" meta:character-count="1370"/>
    <dc:date>2024-12-05T12:38:26.98</dc:date>
    <dc:creator>no </dc:creator>
    <meta:generator>OpenOffice/4.1.14$Win32 OpenOffice.org_project/4114m1$Build-9811</meta:generator>
  </office:meta>
</office:document-meta>
</file>